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72b8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b1c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efc0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3144b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paragraph-properties fo:line-height="100%"/>
      <style:text-properties style:font-name="Verdana" fo:font-size="11pt" fo:font-weight="bold" officeooo:paragraph-rsid="00272b81" style:font-name-asian="SimSun" style:font-size-asian="11pt" style:font-weight-asian="bold" style:font-name-complex="Tahoma" style:font-size-complex="11pt" style:font-weight-complex="bold"/>
    </style:style>
    <style:style style:name="P17" style:family="paragraph" style:parent-style-name="Table_20_Contents">
      <style:text-properties style:font-name="Verdana" fo:font-size="11pt" fo:font-weight="bold" officeooo:paragraph-rsid="0029f5e0" style:font-name-asian="SimSun" style:font-size-asian="11pt" style:font-weight-asian="bold" style:font-name-complex="Tahoma" style:font-size-complex="11pt" style:font-weight-complex="bold"/>
    </style:style>
    <style:style style:name="P18" style:family="paragraph" style:parent-style-name="Table_20_Contents">
      <style:text-properties style:font-name="Verdana" fo:font-size="11pt" fo:font-weight="bold" officeooo:paragraph-rsid="002cac86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fo:font-weight="bold" officeooo:paragraph-rsid="002dcd69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fo:font-weight="bold" officeooo:paragraph-rsid="002f973f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font-name="Verdana" fo:font-size="11pt" fo:font-weight="bold" officeooo:paragraph-rsid="00300763" style:font-name-asian="SimSun" style:font-size-asian="11pt" style:font-weight-asian="bold" style:font-name-complex="Tahoma" style:font-size-complex="11pt" style:font-weight-complex="bold"/>
    </style:style>
    <style:style style:name="P22" style:family="paragraph" style:parent-style-name="Table_20_Contents">
      <style:text-properties style:font-name="Verdana" fo:font-size="11pt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4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1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5" style:family="paragraph" style:parent-style-name="Footer">
      <style:paragraph-properties fo:text-align="end" style:justify-single-word="false"/>
      <style:text-properties style:font-name="Verdana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Heading">
      <style:text-properties style:font-name="Verdana" fo:font-size="11pt" style:font-size-asian="11pt" style:font-size-complex="11pt"/>
    </style:style>
    <style:style style:name="P4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46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65d9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style:text-underline-style="solid" style:text-underline-width="auto" style:text-underline-color="font-color" officeooo:rsid="0024d028" style:font-style-asian="normal" style:font-style-complex="normal"/>
    </style:style>
    <style:style style:name="T5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text-input text:description="&lt;for each=&quot;o in objects&quot;&gt;">starts for loop item objects</text:text-input></text:p>
      <text:p text:style-name="P27"><text:placeholder text:placeholder-type="text">&lt;setLang('it_IT')&gt;</text:placeholder></text:p>
      <text:p text:style-name="P27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<text:placeholder text:placeholder-type="text">&lt;translate('FOGLIO PRODUZIONE 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49"><text:placeholder text:placeholder-type="text">&lt;translate('N.Partita:', user.lang)&gt;</text:placeholder></text:p>
            <text:p text:style-name="P38"><text:placeholder text:placeholder-type="text">&lt;o.name&gt;</text:placeholder></text:p>
          </table:table-cell>
          <table:table-cell table:style-name="Tabella1.A2" office:value-type="string">
            <text:p text:style-name="P16"><text:span text:style-name="T4"><text:placeholder text:placeholder-type="text">&lt;translate('Prodotto:', user.lang)&gt;</text:placeholder></text:span> </text:p>
            <text:p text:style-name="P37">[<text:placeholder text:placeholder-type="text">&lt;o.product_id.default_code&gt;</text:placeholder>]</text:p>
            <text:p text:style-name="P37"><text:placeholder text:placeholder-type="text">&lt;o.product_id.name&gt;</text:placeholder></text:p>
          </table:table-cell>
          <table:table-cell table:style-name="Tabella1.A2" office:value-type="string">
            <text:p text:style-name="P8"><text:placeholder text:placeholder-type="text">&lt;translate('Impianto:', user.lang)&gt;</text:placeholder></text:p>
            <text:p text:style-name="P36"/>
          </table:table-cell>
          <table:table-cell table:style-name="Tabella1.D2" office:value-type="string">
            <text:p text:style-name="P8"><text:placeholder text:placeholder-type="text">&lt;translate('Lavorazioni:', user.lang)&gt;</text:placeholder></text:p>
            <text:p text:style-name="P45"><text:text-input text:description="&lt;for each=&quot;wc in o.workcenter_lines&quot;&gt;">loop wc</text:text-input></text:p>
            <text:p text:style-name="P40"><text:placeholder text:placeholder-type="text">&lt;formatLang(wc.real_date_planned, date_time=True)&gt;</text:placeholder></text:p>
            <text:p text:style-name="P31"><text:text-input text:description="&lt;/for&gt;">/loop wc</text:text-input></text:p>
            <text:p text:style-name="P39"/>
          </table:table-cell>
        </table:table-row>
      </table:table>
      <text:p text:style-name="P3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4"><text:placeholder text:placeholder-type="text">&lt;translate('Cod. Dogan.', user.lang)&gt;</text:placeholder></text:p>
          </table:table-cell>
          <table:table-cell table:style-name="Tabella2.A1" office:value-type="string">
            <text:p text:style-name="P4"><text:placeholder text:placeholder-type="text">&lt;translate('Componenti', user.lang)&gt;</text:placeholder></text:p>
          </table:table-cell>
          <table:table-cell table:style-name="Tabella2.A1" office:value-type="string">
            <text:p text:style-name="P5"><text:placeholder text:placeholder-type="text">&lt;translate('KG', user.lang)&gt;</text:placeholder></text:p>
          </table:table-cell>
          <table:table-cell table:style-name="Tabella2.A1" office:value-type="string">
            <text:p text:style-name="P5"><text:placeholder text:placeholder-type="text">&lt;translate('LT', user.lang)&gt;</text:placeholder></text:p>
          </table:table-cell>
          <table:table-cell table:style-name="Tabella2.A1" office:value-type="string">
            <text:p text:style-name="P6"><text:placeholder text:placeholder-type="text">&lt;translate('SAC', user.lang)&gt;</text:placeholder></text:p>
          </table:table-cell>
          <table:table-cell table:style-name="Tabella2.A1" office:value-type="string">
            <text:p text:style-name="P6"><text:placeholder text:placeholder-type="text">&lt;translate('Lotto', user.lang)&gt;</text:placeholder></text:p>
          </table:table-cell>
          <table:table-cell table:style-name="Tabella2.G1" office:value-type="string">
            <text:p text:style-name="P6"><text:placeholder text:placeholder-type="text">&lt;translate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7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48"><text:placeholder text:placeholder-type="text">&lt;material.product_id.name&gt;</text:placeholder><text:span text:style-name="T5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1"><text:placeholder text:placeholder-type="text">&lt;material.quantity / 1&gt;</text:placeholder></text:p>
          </table:table-cell>
          <table:table-cell table:style-name="Tabella2.A3" office:value-type="string">
            <text:p text:style-name="P23"/>
          </table:table-cell>
          <table:table-cell table:style-name="Tabella2.A3" office:value-type="string">
            <text:p text:style-name="P23"/>
          </table:table-cell>
          <table:table-cell table:style-name="Tabella2.A3" office:value-type="string">
            <text:p text:style-name="P23"/>
          </table:table-cell>
          <table:table-cell table:style-name="Tabella2.A2" office:value-type="string">
            <text:p text:style-name="P23"/>
          </table:table-cell>
        </table:table-row>
        <table:table-row>
          <table:table-cell table:style-name="Tabella2.A2" table:number-columns-spanned="7" office:value-type="string">
            <text:p text:style-name="P4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7"><text:placeholder text:placeholder-type="text">&lt;translate('Totale', user.lang)&gt;</text:placeholder></text:p>
          </table:table-cell>
          <table:covered-table-cell/>
          <table:table-cell table:style-name="Tabella2.A3" office:value-type="string">
            <text:p text:style-name="P42"><text:placeholder text:placeholder-type="text">&lt;o.product_qty / 1&gt;</text:placeholder></text:p>
          </table:table-cell>
          <table:table-cell table:style-name="Tabella2.A3" office:value-type="string">
            <text:p text:style-name="P24"/>
          </table:table-cell>
          <table:table-cell table:style-name="Tabella2.A3" office:value-type="string">
            <text:p text:style-name="P24"/>
          </table:table-cell>
          <table:table-cell table:style-name="Tabella2.A2" table:number-columns-spanned="2" office:value-type="string">
            <text:p text:style-name="P24"/>
          </table:table-cell>
          <table:covered-table-cell/>
        </table:table-row>
      </table:table>
      <text:p text:style-name="P4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7"><text:span text:style-name="T4"><text:placeholder text:placeholder-type="text">&lt;translate('Quantità da produrre:', user.lang)&gt;</text:placeholder></text:span>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9"><text:placeholder text:placeholder-type="text">&lt;translate('Quantità prodotta:', user.lang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8"><text:span text:style-name="T4"><text:placeholder text:placeholder-type="text">&lt;translate('Griglia:', user.lang)&gt;</text:placeholder></text:span>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4"><text:placeholder text:placeholder-type="text">&lt;translate('Martelli:', user.lang)&gt;</text:placeholder></text:span>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0"><text:placeholder text:placeholder-type="text">&lt;translate('Imballo:', user.lang)&gt;</text:placeholder></text:p>
          </table:table-cell>
          <table:table-cell table:style-name="Tabella3.B2" table:number-columns-spanned="2" office:value-type="string">
            <text:p text:style-name="P10"><text:placeholder text:placeholder-type="text">&lt;translate('Analisi:', user.lang)&gt;</text:placeholder>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0"><text:placeholder text:placeholder-type="text">&lt;translate('Operatori:', user.lang)&gt;</text:placeholder></text:p>
          </table:table-cell>
          <table:table-cell table:style-name="Tabella3.A2" office:value-type="string">
            <text:p text:style-name="P10"><text:placeholder text:placeholder-type="text">&lt;translate('Macchine:', user.lang)&gt;</text:placeholder></text:p>
          </table:table-cell>
          <table:table-cell table:style-name="Tabella3.B2" office:value-type="string">
            <text:p text:style-name="P20"><text:span text:style-name="T4"><text:placeholder text:placeholder-type="text">&lt;translate('Velocità:', user.lang)&gt;</text:placeholder></text:span>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4"><text:placeholder text:placeholder-type="text">&lt;translate('Note lavorazione:', user.lang)&gt;</text:placeholder></text:span>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0"><text:span text:style-name="T4"><text:placeholder text:placeholder-type="text">&lt;translate('Tempo miscelaz.:', user.lang)&gt;</text:placeholder></text:span>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1"><text:span text:style-name="T4"><text:placeholder text:placeholder-type="text">&lt;translate('Anomalie riscontrate:', user.lang)&gt;</text:placeholder></text:span><text:line-break/></text:p>
          </table:table-cell>
          <table:covered-table-cell/>
          <table:table-cell table:style-name="Tabella3.B2" office:value-type="string">
            <text:p text:style-name="P21"><text:span text:style-name="T4"><text:placeholder text:placeholder-type="text">&lt;translate('Temperatura:', user.lang)&gt;</text:placeholder></text:span>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4"/>
            <text:p text:style-name="P11"><text:placeholder text:placeholder-type="text">&lt;translate('Note:', user.lang)&gt;</text:placeholder></text:p>
          </table:table-cell>
          <table:covered-table-cell/>
          <table:table-cell table:style-name="Tabella3.B2" office:value-type="string">
            <text:p text:style-name="P22"><text:span text:style-name="T4"><text:placeholder text:placeholder-type="text">&lt;translate('Aspirazione:', user.lang)&gt;</text:placeholder></text:span> <text:span text:style-name="T2"><text:placeholder text:placeholder-type="text">&lt;get_parameter("parameter_aspiration")&gt;</text:placeholder></text:span><text:soft-page-break/></text:p>
          </table:table-cell>
        </table:table-row>
      </table:table>
      <text:p text:style-name="P4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4">N. Partita:</text:p>
            <text:p text:style-name="P38"><text:placeholder text:placeholder-type="text">&lt;o.name&gt;</text:placeholder></text:p>
          </table:table-cell>
          <table:table-cell table:style-name="Tabella5.A2" office:value-type="string">
            <text:p text:style-name="P14">Prodotto: </text:p>
            <text:p text:style-name="P36">[<text:placeholder text:placeholder-type="text">&lt;o.product_id.default_code&gt;</text:placeholder>]</text:p>
            <text:p text:style-name="P36"><text:placeholder text:placeholder-type="text">&lt;o.product_id.name&gt;</text:placeholder></text:p>
          </table:table-cell>
          <table:table-cell table:style-name="Tabella5.A2" office:value-type="string">
            <text:p text:style-name="P14">Impianto:</text:p>
            <text:p text:style-name="P36"/>
          </table:table-cell>
          <table:table-cell table:style-name="Tabella5.D2" office:value-type="string">
            <text:p text:style-name="P14">Data:</text:p>
            <text:p text:style-name="P36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4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4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14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4">N. bancale</text:p>
          </table:table-cell>
          <table:table-cell table:style-name="Tabella5.A2" office:value-type="string">
            <text:p text:style-name="P14">Peso bancale</text:p>
          </table:table-cell>
          <table:table-cell table:style-name="Tabella5.A2" office:value-type="string">
            <text:p text:style-name="P14">Campione n.</text:p>
          </table:table-cell>
          <table:table-cell table:style-name="Tabella5.D2" office:value-type="string">
            <text:p text:style-name="P14">Q.C.P.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14">Totale Kg.</text:p>
          </table:table-cell>
          <table:covered-table-cell/>
          <table:table-cell table:style-name="Tabella5.D2" table:number-columns-spanned="2" office:value-type="string">
            <text:p text:style-name="P14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4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4"><text:text-input text:description="&lt;/for&gt;">/for</text:text-input></text:p>
            <text:p text:style-name="P44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4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4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0"/>
      <text:p text:style-name="P28">Legenda: Q.C.P. = Quality Control Passed</text:p>
      <text:p text:style-name="P13"><text:placeholder text:placeholder-type="text">&lt;if test="len(objects)&gt;1 and o.id!=objects[-1].id"&gt;</text:placeholder></text:p>
      <text:p text:style-name="P46"/>
      <text:p text:style-name="P32"><text:placeholder text:placeholder-type="text">&lt;/if&gt;</text:placeholder></text:p>
      <text:p text:style-name="P29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3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4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08T11:03:32.014854206</dc:date>
    <meta:editing-duration>P1DT17H53M26S</meta:editing-duration>
    <meta:editing-cycles>292</meta:editing-cycles>
    <meta:generator>LibreOffice/4.3.3.2$Linux_X86_64 LibreOffice_project/430m0$Build-2</meta:generator>
    <dc:creator>Administrator </dc:creator>
    <meta:document-statistic meta:table-count="5" meta:image-count="0" meta:object-count="0" meta:page-count="4" meta:paragraph-count="77" meta:word-count="229" meta:character-count="2716" meta:non-whitespace-character-count="2578"/>
    <meta:user-defined meta:name="Info 1"/>
    <meta:user-defined meta:name="Info 2"/>
    <meta:user-defined meta:name="Info 3"/>
    <meta:user-defined meta:name="Info 4"/>
  </office:meta>
</office:document-meta>
</file>